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34000002C6653242E4.svm" manifest:media-type=""/>
  <manifest:file-entry manifest:full-path="Pictures/20000001000001750000012DA8A3CF0F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505000003340F00C6BF.svm" manifest:media-type=""/>
  <manifest:file-entry manifest:full-path="Pictures/2000000200000287000001013D54A8F6.eps" manifest:media-type=""/>
  <manifest:file-entry manifest:full-path="Pictures/10000000000000200000002000309F1C.png" manifest:media-type="image/png"/>
  <manifest:file-entry manifest:full-path="Pictures/200000010000017D00000129378A2547.svm" manifest:media-type=""/>
  <manifest:file-entry manifest:full-path="Pictures/200000010000045C000002C6588DC01F.svm" manifest:media-type=""/>
  <manifest:file-entry manifest:full-path="Pictures/200000010000047900000175E4835D54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20000001000001850000015B19571B3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TexMathsArgs="12§display§\frac{\mu}{\mu+1} 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frac{r_o}{\mu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2 \mathbin{\|} 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frac{R_2 v_i}{R_2+R_g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draw:fill="none" draw:textarea-vertical-align="middle" draw:auto-grow-height="false" fo:min-height="0.749cm" fo:min-width="0.499cm"/>
    </style:style>
    <style:style style:name="gr15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23cm" svg:height="4.063cm" svg:x="1.878cm" svg:y="1.206cm">
          <draw:image xlink:href="Pictures/2000000200000287000001013D54A8F6.eps" xlink:type="simple" xlink:show="embed" xlink:actuate="onLoad">
            <text:p/>
          </draw:image>
        </draw:frame>
        <draw:frame draw:style-name="gr2" draw:text-style-name="P1" draw:layer="layout" svg:width="0.446cm" svg:height="0.355cm" svg:x="11.627cm" svg:y="2.945cm">
          <draw:image xlink:href="Pictures/2000000100000175000001295D7A3A32.svm" xlink:type="simple" xlink:show="embed" xlink:actuate="onLoad">
            <text:p/>
          </draw:image>
        </draw:frame>
        <draw:frame draw:style-name="gr3" draw:text-style-name="P1" draw:layer="layout" svg:width="0.456cm" svg:height="0.355cm" svg:x="11.627cm" svg:y="3.905cm">
          <draw:image xlink:href="Pictures/200000010000017D00000129E242AB27.svm" xlink:type="simple" xlink:show="embed" xlink:actuate="onLoad">
            <text:p/>
          </draw:image>
        </draw:frame>
        <draw:frame draw:style-name="gr4" draw:text-style-name="P1" draw:layer="layout" svg:width="0.466cm" svg:height="0.415cm" svg:x="10.138cm" svg:y="3.027cm">
          <draw:image xlink:href="Pictures/20000001000001850000015B19571B3C.svm" xlink:type="simple" xlink:show="embed" xlink:actuate="onLoad">
            <text:p/>
          </draw:image>
        </draw:frame>
        <draw:frame draw:style-name="gr5" draw:text-style-name="P1" draw:layer="layout" svg:width="0.299cm" svg:height="0.258cm" svg:x="9.203cm" svg:y="4.046cm">
          <draw:image xlink:href="Pictures/20000001000000FA000000D8AB97C17A.svm" xlink:type="simple" xlink:show="embed" xlink:actuate="onLoad">
            <text:p/>
          </draw:image>
        </draw:frame>
        <draw:frame draw:style-name="gr6" draw:text-style-name="P1" draw:layer="layout" svg:width="0.406cm" svg:height="0.253cm" svg:x="12.016cm" svg:y="2.465cm">
          <draw:image xlink:href="Pictures/2000000100000153000000D433F21394.svm" xlink:type="simple" xlink:show="embed" xlink:actuate="onLoad">
            <text:p/>
          </draw:image>
        </draw:frame>
        <draw:frame draw:style-name="gr2" draw:text-style-name="P1" draw:layer="layout" svg:width="0.446cm" svg:height="0.355cm" svg:x="5.04cm" svg:y="1.78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06cm" svg:height="0.253cm" svg:x="5.615cm" svg:y="1.358cm">
          <draw:image xlink:href="Pictures/2000000100000153000000D433F21394.svm" xlink:type="simple" xlink:show="embed" xlink:actuate="onLoad">
            <text:p/>
          </draw:image>
        </draw:frame>
        <draw:frame draw:style-name="gr7" draw:text-style-name="P2" draw:layer="layout" svg:width="0.937cm" svg:height="0.911cm" svg:x="11.564cm" svg:y="0.444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7" draw:text-style-name="P2" draw:layer="layout" svg:width="1.2cm" svg:height="0.911cm" svg:x="0.334cm" svg:y="0.444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8" draw:text-style-name="P1" draw:layer="layout" svg:width="1.338cm" svg:height="0.851cm" svg:x="6.445cm" svg:y="3.571cm">
          <draw:image xlink:href="Pictures/200000010000045C000002C6588DC01F.svm" xlink:type="simple" xlink:show="embed" xlink:actuate="onLoad">
            <text:p/>
          </draw:image>
        </draw:frame>
        <draw:frame draw:style-name="gr9" draw:text-style-name="P1" draw:layer="layout" svg:width="0.983cm" svg:height="0.851cm" svg:x="9.601cm" svg:y="1.499cm">
          <draw:image xlink:href="Pictures/2000000100000334000002C6653242E4.svm" xlink:type="simple" xlink:show="embed" xlink:actuate="onLoad">
            <text:p/>
          </draw:image>
        </draw:frame>
        <draw:frame draw:style-name="gr9" draw:text-style-name="P1" draw:layer="layout" svg:width="0.983cm" svg:height="0.851cm" svg:x="2.996cm" svg:y="0.39cm">
          <draw:image xlink:href="Pictures/2000000100000334000002C6653242E4.svm" xlink:type="simple" xlink:show="embed" xlink:actuate="onLoad">
            <text:p/>
          </draw:image>
        </draw:frame>
        <draw:frame draw:style-name="gr8" draw:text-style-name="P1" draw:layer="layout" svg:width="1.338cm" svg:height="0.851cm" svg:x="0.505cm" svg:y="3.295cm">
          <draw:image xlink:href="Pictures/200000010000045C000002C6588DC01F.svm" xlink:type="simple" xlink:show="embed" xlink:actuate="onLoad">
            <text:p/>
          </draw:image>
        </draw:frame>
        <draw:frame draw:style-name="gr10" draw:text-style-name="P1" draw:layer="layout" svg:width="1.373cm" svg:height="0.446cm" svg:x="5.04cm" svg:y="2.739cm">
          <draw:image xlink:href="Pictures/200000010000047900000175E4835D54.svm" xlink:type="simple" xlink:show="embed" xlink:actuate="onLoad">
            <text:p/>
          </draw:image>
        </draw:frame>
        <draw:frame draw:style-name="gr11" draw:text-style-name="P1" draw:layer="layout" svg:width="1.541cm" svg:height="0.983cm" svg:x="2.928cm" svg:y="3.414cm">
          <draw:image xlink:href="Pictures/2000000100000505000003340F00C6BF.svm" xlink:type="simple" xlink:show="embed" xlink:actuate="onLoad">
            <text:p/>
          </draw:image>
        </draw:frame>
        <draw:custom-shape draw:style-name="gr12" draw:text-style-name="P1" draw:layer="layout" svg:width="1.203cm" svg:height="0.907cm" svg:x="3.034cm" svg:y="2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3.587cm" svg:y1="2.131cm" svg:x2="3.672cm" svg:y2="2.131cm">
          <text:p/>
        </draw:line>
        <draw:custom-shape draw:style-name="gr14" draw:text-style-name="P1" draw:layer="layout" svg:width="0.222cm" svg:height="1.517cm" svg:x="6.513cm" svg:y="1.7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1" draw:layer="layout" svg:width="0.446cm" svg:height="0.36cm" svg:x="6.836cm" svg:y="2.318cm">
          <draw:image xlink:href="Pictures/20000001000001750000012DA8A3CF0F.svm" xlink:type="simple" xlink:show="embed" xlink:actuate="onLoad">
            <text:p/>
          </draw:image>
        </draw:frame>
        <draw:frame draw:style-name="gr16" draw:text-style-name="P1" draw:layer="layout" svg:width="0.456cm" svg:height="0.355cm" svg:x="3.371cm" svg:y="2.236cm">
          <draw:image xlink:href="Pictures/200000010000017D00000129378A254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8T09:20:20</meta:creation-date>
    <meta:editing-duration>PT31M2S</meta:editing-duration>
    <meta:editing-cycles>9</meta:editing-cycles>
    <meta:generator>LibreOffice/3.3$Linux LibreOffice_project/330m19$Build-401</meta:generator>
    <dc:title>kkkFigures</dc:title>
    <meta:initial-creator>kkk </meta:initial-creator>
    <dc:date>2014-07-29T11:20:13</dc:date>
    <dc:creator>kkk </dc:creator>
    <meta:document-statistic meta:object-count="21"/>
    <meta:template xlink:type="simple" xlink:actuate="onRequest" xlink:title="kkkFigures" xlink:href="../../../../../.libreoffice/3/user/template/kkkFigures.otg" meta:date="2014-07-28T09:20:20"/>
  </office:meta>
</office:document-meta>
</file>